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0c3c16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0c3c16" officeooo:paragraph-rsid="000c3c16" style:font-size-asian="12pt" style:font-size-complex="12pt"/>
    </style:style>
    <style:style style:name="P3" style:family="paragraph" style:parent-style-name="Standard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129d5e" officeooo:paragraph-rsid="001e1b6a" style:font-size-asian="12pt" style:font-size-complex="12pt"/>
    </style:style>
    <style:style style:name="P4" style:family="paragraph" style:parent-style-name="Standard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129d5e" officeooo:paragraph-rsid="0015bf86" style:font-size-asian="12pt" style:font-size-complex="12pt"/>
    </style:style>
    <style:style style:name="P5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10678e" style:font-size-asian="12pt" style:font-size-complex="12pt"/>
    </style:style>
    <style:style style:name="P6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2044da" style:font-size-asian="12pt" style:font-size-complex="12pt"/>
    </style:style>
    <style:style style:name="P7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0678e" officeooo:paragraph-rsid="0010678e" style:font-size-asian="12pt" style:font-size-complex="12pt"/>
    </style:style>
    <style:style style:name="P8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129d5e" style:font-size-asian="12pt" style:font-size-complex="12pt"/>
    </style:style>
    <style:style style:name="P9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18e3f" style:font-size-asian="12pt" style:font-size-complex="12pt"/>
    </style:style>
    <style:style style:name="P10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1d755" style:font-size-asian="12pt" style:font-size-complex="12pt"/>
    </style:style>
    <style:style style:name="P11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318e3f" officeooo:paragraph-rsid="00318e3f" style:font-size-asian="12pt" style:font-size-complex="12pt"/>
    </style:style>
    <style:style style:name="P12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2ce1ae" fo:background-color="#fff200" style:font-size-asian="12pt" style:font-size-complex="12pt"/>
    </style:style>
    <style:style style:name="P13" style:family="paragraph" style:parent-style-name="Standard">
      <style:paragraph-properties fo:orphans="2" fo:widows="2"/>
      <style:text-properties fo:font-variant="normal" fo:text-transform="none" fo:color="#252525" style:font-name="arial" fo:font-size="12pt" fo:letter-spacing="normal" fo:font-style="normal" fo:font-weight="normal" officeooo:rsid="0010678e" officeooo:paragraph-rsid="000e8c05" fo:background-color="transparent" style:font-size-asian="12pt" style:font-size-complex="12pt"/>
    </style:style>
    <style:style style:name="P14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0c3c16" officeooo:paragraph-rsid="000c3c16" style:font-size-asian="12pt" style:font-size-complex="12pt"/>
    </style:style>
    <style:style style:name="P15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3c6690" officeooo:paragraph-rsid="003c6690" style:font-size-asian="12pt" style:font-size-complex="12pt"/>
    </style:style>
    <style:style style:name="P16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129d5e" officeooo:paragraph-rsid="001e1b6a" style:font-size-asian="12pt" style:font-size-complex="12pt"/>
    </style:style>
    <style:style style:name="P17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129d5e" officeooo:paragraph-rsid="002ce1ae" style:font-size-asian="12pt" style:font-size-complex="12pt"/>
    </style:style>
    <style:style style:name="P18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2044da" officeooo:paragraph-rsid="002044da" style:font-size-asian="12pt" style:font-size-complex="12pt"/>
    </style:style>
    <style:style style:name="P19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222c2a" officeooo:paragraph-rsid="00222c2a" style:font-size-asian="12pt" style:font-size-complex="12pt"/>
    </style:style>
    <style:style style:name="P20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26441f" officeooo:paragraph-rsid="003c6690" style:font-size-asian="12pt" style:font-size-complex="12pt"/>
    </style:style>
    <style:style style:name="P21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26441f" officeooo:paragraph-rsid="0026441f" style:font-size-asian="12pt" style:font-size-complex="12pt"/>
    </style:style>
    <style:style style:name="P22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0ca653" style:font-size-asian="12pt" style:font-size-complex="12pt"/>
    </style:style>
    <style:style style:name="P23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2c665a" style:font-size-asian="12pt" style:font-size-complex="12pt"/>
    </style:style>
    <style:style style:name="P24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2044da" style:font-size-asian="12pt" style:font-size-complex="12pt"/>
    </style:style>
    <style:style style:name="P25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3c6690" style:font-size-asian="12pt" style:font-size-complex="12pt"/>
    </style:style>
    <style:style style:name="P26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129d5e" style:font-size-asian="12pt" style:font-size-complex="12pt"/>
    </style:style>
    <style:style style:name="P27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2ce1ae" style:font-size-asian="12pt" style:font-size-complex="12pt"/>
    </style:style>
    <style:style style:name="P28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15bf86" style:font-size-asian="12pt" style:font-size-complex="12pt"/>
    </style:style>
    <style:style style:name="P29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044da" officeooo:paragraph-rsid="002044da" style:font-size-asian="12pt" style:font-size-complex="12pt"/>
    </style:style>
    <style:style style:name="P30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cbd27" style:font-size-asian="12pt" style:font-size-complex="12pt"/>
    </style:style>
    <style:style style:name="P31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d4279" style:font-size-asian="12pt" style:font-size-complex="12pt"/>
    </style:style>
    <style:style style:name="P32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1d755" style:font-size-asian="12pt" style:font-size-complex="12pt"/>
    </style:style>
    <style:style style:name="P33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6825a" style:font-size-asian="12pt" style:font-size-complex="12pt"/>
    </style:style>
    <style:style style:name="P34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485ae3" style:font-size-asian="12pt" style:font-size-complex="12pt"/>
    </style:style>
    <style:style style:name="P35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3d4279" officeooo:paragraph-rsid="003d4279" style:font-size-asian="12pt" style:font-size-complex="12pt"/>
    </style:style>
    <style:style style:name="P36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solid" style:text-line-through-type="single" style:font-name="Liberation Serif" fo:font-size="12pt" fo:letter-spacing="normal" fo:font-style="normal" fo:font-weight="normal" officeooo:rsid="000ca653" officeooo:paragraph-rsid="0010678e" fo:background-color="#fff200" style:font-size-asian="12pt" style:font-size-complex="12pt"/>
    </style:style>
    <style:style style:name="P37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0e8c05"/>
    </style:style>
    <style:style style:name="P38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119c90"/>
    </style:style>
    <style:style style:name="P39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129d5e"/>
    </style:style>
    <style:style style:name="P40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2ce1ae"/>
    </style:style>
    <style:style style:name="P41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15bf86"/>
    </style:style>
    <style:style style:name="P42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2044da"/>
    </style:style>
    <style:style style:name="P43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110f0c" officeooo:paragraph-rsid="00110f0c"/>
    </style:style>
    <style:style style:name="P44" style:family="paragraph" style:parent-style-name="Standard" style:list-style-name="L1">
      <style:paragraph-properties fo:orphans="2" fo:widows="2"/>
      <style:text-properties style:text-line-through-style="solid" style:text-line-through-type="single" style:font-name="Liberation Serif" officeooo:rsid="000ca653" officeooo:paragraph-rsid="0010678e" fo:background-color="#fff200"/>
    </style:style>
    <style:style style:name="P45" style:family="paragraph" style:parent-style-name="Standard" style:list-style-name="L1">
      <style:paragraph-properties fo:orphans="2" fo:widows="2"/>
      <style:text-properties style:text-line-through-style="solid" style:text-line-through-type="single" style:font-name="Liberation Serif" officeooo:rsid="000ca653" officeooo:paragraph-rsid="00293e42" fo:background-color="#fff200"/>
    </style:style>
    <style:style style:name="P46" style:family="paragraph" style:parent-style-name="Standard" style:list-style-name="L1">
      <style:paragraph-properties fo:orphans="2" fo:widows="2"/>
      <style:text-properties style:font-name="Liberation Serif" officeooo:rsid="000ca653" officeooo:paragraph-rsid="001e1b6a"/>
    </style:style>
    <style:style style:name="T1" style:family="text">
      <style:text-properties officeooo:rsid="000c3c16"/>
    </style:style>
    <style:style style:name="T2" style:family="text">
      <style:text-properties fo:font-variant="normal" fo:text-transform="none" fo:color="#252525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52525" fo:font-size="12pt" fo:letter-spacing="normal" fo:font-style="normal" fo:font-weight="normal" officeooo:rsid="000e8c05" style:font-size-asian="12pt" style:font-size-complex="12pt"/>
    </style:style>
    <style:style style:name="T4" style:family="text">
      <style:text-properties fo:font-variant="normal" fo:text-transform="none" fo:color="#252525" fo:font-size="12pt" fo:letter-spacing="normal" fo:font-style="normal" fo:font-weight="normal" officeooo:rsid="00129d5e" style:font-size-asian="12pt" style:font-size-complex="12pt"/>
    </style:style>
    <style:style style:name="T5" style:family="text">
      <style:text-properties officeooo:rsid="000e8c05"/>
    </style:style>
    <style:style style:name="T6" style:family="text">
      <style:text-properties officeooo:rsid="00119c90"/>
    </style:style>
    <style:style style:name="T7" style:family="text">
      <style:text-properties officeooo:rsid="00129d5e"/>
    </style:style>
    <style:style style:name="T8" style:family="text">
      <style:text-properties officeooo:rsid="00135d63"/>
    </style:style>
    <style:style style:name="T9" style:family="text">
      <style:text-properties officeooo:rsid="00143e59"/>
    </style:style>
    <style:style style:name="T10" style:family="text">
      <style:text-properties officeooo:rsid="0015bf86"/>
    </style:style>
    <style:style style:name="T11" style:family="text">
      <style:text-properties officeooo:rsid="001b7474"/>
    </style:style>
    <style:style style:name="T12" style:family="text">
      <style:text-properties officeooo:rsid="001d4d5e"/>
    </style:style>
    <style:style style:name="T13" style:family="text">
      <style:text-properties officeooo:rsid="001e1b6a"/>
    </style:style>
    <style:style style:name="T14" style:family="text">
      <style:text-properties officeooo:rsid="002044da"/>
    </style:style>
    <style:style style:name="T15" style:family="text">
      <style:text-properties officeooo:rsid="0026441f"/>
    </style:style>
    <style:style style:name="T16" style:family="text">
      <style:text-properties officeooo:rsid="000ca653"/>
    </style:style>
    <style:style style:name="T17" style:family="text">
      <style:text-properties style:text-line-through-style="solid" style:text-line-through-type="single" officeooo:rsid="0026441f" fo:background-color="#fff200" loext:char-shading-value="0"/>
    </style:style>
    <style:style style:name="T18" style:family="text">
      <style:text-properties officeooo:rsid="002ce1ae"/>
    </style:style>
    <style:style style:name="T19" style:family="text">
      <style:text-properties officeooo:rsid="0030c73e"/>
    </style:style>
    <style:style style:name="T20" style:family="text">
      <style:text-properties fo:background-color="#fff200" loext:char-shading-value="0"/>
    </style:style>
    <style:style style:name="T21" style:family="text">
      <style:text-properties officeooo:rsid="00332385"/>
    </style:style>
    <style:style style:name="T22" style:family="text">
      <style:text-properties officeooo:rsid="003b4d2d"/>
    </style:style>
    <style:style style:name="T23" style:family="text">
      <style:text-properties officeooo:rsid="003c66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2">ma</text:span>Vamos criar um sistema de controle difuso que modela como você pode <text:span text:style-name="T1">entrar em uma operação no mercado financeiro</text:span>. <text:span text:style-name="T1">Ao entrar com a nuvem de ichimoku</text:span>, <text:span text:style-name="T1">podemos considerar varias questões para isso além das 4 regras da estrategia “T/K Cross”</text:span>, classifica<text:span text:style-name="T1">ndo</text:span> entre 0 e 10. <text:span text:style-name="T1">Vamos </text:span>usa<text:span text:style-name="T1">r</text:span> isso para <text:span text:style-name="T1">confirmar a entrada </text:span>entre 0 e <text:span text:style-name="T1">100</text:span>%.</text:p>
      <text:p text:style-name="P1"/>
      <text:p text:style-name="P2">Formulação: </text:p>
      <text:p text:style-name="P2"/>
      <text:list xml:id="list831520112" text:style-name="L1">
        <text:list-item>
          <text:p text:style-name="P14">Entrada</text:p>
          <text:list>
            <text:list-item>
              <text:p text:style-name="P15">RNA</text:p>
              <text:list>
                <text:list-item>
                  <text:p text:style-name="P15">Qual a saida da RNA, escala de 0 a 2:</text:p>
                </text:list-item>
                <text:list-item>
                  <text:p text:style-name="P15">Fuzzy set: comprado, vendido, aguardar<text:line-break/></text:p>
                </text:list-item>
              </text:list>
            </text:list-item>
            <text:list-item>
              <text:p text:style-name="P22">Preço x Nuvem<text:span text:style-name="T20"> </text:span><text:span text:style-name="T17">bull</text:span></text:p>
              <text:list>
                <text:list-item>
                  <text:p text:style-name="P37">Preço está longe da nuvem, <text:span text:style-name="T5">em uma escala de 0 a 10</text:span>? </text:p>
                </text:list-item>
                <text:list-item>
                  <text:p text:style-name="P37">Fuzzy set: <text:span text:style-name="T5">Longe, perto, dentro</text:span></text:p>
                </text:list-item>
              </text:list>
            </text:list-item>
          </text:list>
        </text:list-item>
      </text:list>
      <text:p text:style-name="P13"/>
      <text:list xml:id="list150828578071345" text:continue-numbering="true" text:style-name="L1">
        <text:list-item>
          <text:list>
            <text:list-item>
              <text:p text:style-name="P36">Preço x Nuvem <text:span text:style-name="T15">bear</text:span></text:p>
              <text:list>
                <text:list-item>
                  <text:p text:style-name="P44">Preço está longe da nuvem, pra cima ou pra baixo, <text:span text:style-name="T5">em uma escala de 0 a 10</text:span>? </text:p>
                </text:list-item>
                <text:list-item>
                  <text:p text:style-name="P45"><text:span text:style-name="T2">Fuzzy set: Fuzzy set: </text:span><text:span text:style-name="T3">Longe, perto, dentro</text:span></text:p>
                </text:list-item>
              </text:list>
            </text:list-item>
          </text:list>
        </text:list-item>
      </text:list>
      <text:p text:style-name="P7"/>
      <text:list xml:id="list150828117284578" text:continue-numbering="true" text:style-name="L1">
        <text:list-item>
          <text:list>
            <text:list-item>
              <text:p text:style-name="P43"><text:span text:style-name="T6">S</text:span>enkou <text:span text:style-name="T6">B futura</text:span> reta?</text:p>
              <text:list>
                <text:list-item>
                  <text:p text:style-name="P38"><text:span text:style-name="T6">Senkou B futura esta muito tempo reta, em uma escala de 0 a 10</text:span>? <text:s/></text:p>
                </text:list-item>
                <text:list-item>
                  <text:p text:style-name="P23">Fuzzy set: <text:span text:style-name="T7">bastante, Pouco, mediano</text:span></text:p>
                </text:list-item>
              </text:list>
            </text:list-item>
          </text:list>
        </text:list-item>
      </text:list>
      <text:p text:style-name="P5"/>
      <text:list xml:id="list150829343896309" text:continue-numbering="true" text:style-name="L1">
        <text:list-item>
          <text:list>
            <text:list-item>
              <text:p text:style-name="P26">Kumo Grossa?</text:p>
              <text:list>
                <text:list-item>
                  <text:p text:style-name="P39"><text:span text:style-name="T7">Kumo esta muito tempo grossa, em uma escala de 0 a 10</text:span>? <text:s/></text:p>
                </text:list-item>
                <text:list-item>
                  <text:p text:style-name="P40"><text:span text:style-name="T2">Fuzzy set: </text:span><text:span text:style-name="T4">bastante, Pouco, mediana</text:span></text:p>
                  <text:p text:style-name="P26"/>
                </text:list-item>
              </text:list>
            </text:list-item>
            <text:list-item>
              <text:p text:style-name="P26"><text:span text:style-name="T8">Preço longe kinju </text:span>?</text:p>
              <text:list>
                <text:list-item>
                  <text:p text:style-name="P39"><text:span text:style-name="T9">O fechamento do preço esta longe da kinju, em uma escala de 0 a 10</text:span>? <text:s/></text:p>
                </text:list-item>
                <text:list-item>
                  <text:p text:style-name="P27">Fuzzy set: bastante, <text:span text:style-name="T18">P</text:span>ouco, <text:span text:style-name="T21">dentro</text:span></text:p>
                </text:list-item>
              </text:list>
            </text:list-item>
          </text:list>
        </text:list-item>
      </text:list>
      <text:p text:style-name="P8"/>
      <text:list xml:id="list150828124221868" text:continue-numbering="true" text:style-name="L1">
        <text:list-item>
          <text:list>
            <text:list-item>
              <text:p text:style-name="P28"><text:span text:style-name="T10">Pullback </text:span>?</text:p>
              <text:list>
                <text:list-item>
                  <text:p text:style-name="P41"><text:span text:style-name="T11">Preço esta muito esticado ser vai fazer um pullback, em uma escala de 0 a 10</text:span>? <text:s/></text:p>
                </text:list-item>
                <text:list-item>
                  <text:p text:style-name="P28">Fuzzy set: <text:span text:style-name="T12">sim</text:span>, <text:span text:style-name="T12">não, talvez</text:span></text:p>
                </text:list-item>
              </text:list>
            </text:list-item>
          </text:list>
        </text:list-item>
      </text:list>
      <text:p text:style-name="P4"/>
      <text:list xml:id="list150828881377557" text:continue-numbering="true" text:style-name="L1">
        <text:list-item>
          <text:list>
            <text:list-item>
              <text:p text:style-name="P16"><text:span text:style-name="T13">Lateralizacao </text:span>?</text:p>
              <text:list>
                <text:list-item>
                  <text:p text:style-name="P46"><text:span text:style-name="T13">O preço esta muito lateralizado, em uma escala de 0 a 10</text:span>? <text:s/></text:p>
                </text:list-item>
                <text:list-item>
                  <text:p text:style-name="P17">Fuzzy set: bastante, Pouco, mediana</text:p>
                </text:list-item>
              </text:list>
            </text:list-item>
          </text:list>
        </text:list-item>
      </text:list>
      <text:p text:style-name="P12"/>
      <text:p text:style-name="P3"/>
      <text:list xml:id="list150829384272566" text:continue-numbering="true" text:style-name="L1">
        <text:list-item>
          <text:p text:style-name="P18">Saida</text:p>
          <text:list>
            <text:list-item>
              <text:p text:style-name="P29">Operacao</text:p>
              <text:list>
                <text:list-item>
                  <text:p text:style-name="P42"><text:span text:style-name="T14">comprado em uma escala de 0% <text:s/>a 100% </text:span>? </text:p>
                </text:list-item>
                <text:list-item>
                  <text:p text:style-name="P24">Fuzzy set: <text:span text:style-name="T23">Forte, Fraco, medio</text:span></text:p>
                </text:list-item>
              </text:list>
            </text:list-item>
          </text:list>
        </text:list-item>
      </text:list>
      <text:p text:style-name="P6"/>
      <text:list xml:id="list150828585287298" text:continue-numbering="true" text:style-name="L1">
        <text:list-item>
          <text:list>
            <text:list-item>
              <text:list>
                <text:list-item>
                  <text:p text:style-name="P42"><text:span text:style-name="T14">aguardar</text:span> <text:span text:style-name="T5">em uma escala de 0% <text:s/>a 100% </text:span>? </text:p>
                </text:list-item>
                <text:list-item>
                  <text:p text:style-name="P25">Fuzzy set: <text:span text:style-name="T23">Forte, Fraco, medio</text:span></text:p>
                </text:list-item>
              </text:list>
            </text:list-item>
          </text:list>
        </text:list-item>
      </text:list>
      <text:p text:style-name="P6"/>
      <text:list xml:id="list150828946290295" text:continue-numbering="true" text:style-name="L1">
        <text:list-item>
          <text:list>
            <text:list-item>
              <text:list>
                <text:list-item>
                  <text:p text:style-name="P42"><text:span text:style-name="T14">vendido</text:span>, <text:span text:style-name="T5">em uma escala de 0% <text:s/>a 100% </text:span>? </text:p>
                </text:list-item>
                <text:list-item>
                  <text:p text:style-name="P25">Fuzzy set: <text:span text:style-name="T23">Forte, Fraco, medio</text:span></text:p>
                </text:list-item>
              </text:list>
            </text:list-item>
          </text:list>
        </text:list-item>
      </text:list>
      <text:p text:style-name="P6"/>
      <text:p text:style-name="P6"><text:soft-page-break/></text:p>
      <text:p text:style-name="P6"/>
      <text:list xml:id="list150827965964426" text:continue-numbering="true" text:style-name="L1">
        <text:list-item>
          <text:p text:style-name="P19">Regras</text:p>
          <text:list>
            <text:list-item>
              <text:p text:style-name="P20"><text:span text:style-name="T23"><text:s/></text:span>Comprado</text:p>
            </text:list-item>
            <text:list-item>
              <text:p text:style-name="P21">IF the service was good or the food quality was good, THEN the tip will be high.</text:p>
              <text:list>
                <text:list-item>
                  <text:p text:style-name="P30"><text:span text:style-name="T23">IF RNA = 1, </text:span>Se o <text:span text:style-name="T16">Preço x Nuvem for perto &amp; Senkou B futura reta for pouco &amp; Kumo Grossa for pouco &amp; Preço longe kinju for perto então comprado será alto. </text:span></text:p>
                  <text:p text:style-name="P30"/>
                </text:list-item>
                <text:list-item>
                  <text:p text:style-name="P34"><text:span text:style-name="T23">IF RNA = 1, </text:span>Se o <text:span text:style-name="T19">(Preço x Nuvem for dentro | Senkou B futura reta for mediano) &amp; Kumo Grossa for mediana &amp; (Preço longe kinju for mediano | Pullback for talvez) &amp; Lateralizacao for mediana então comprado será medio. </text:span></text:p>
                  <text:p text:style-name="P34"/>
                </text:list-item>
                <text:list-item>
                  <text:p text:style-name="P31"><text:span text:style-name="T23">IF RNA = 1, </text:span>Se o <text:span text:style-name="T19">Preço x Nuvem for longe Senkou B futura reta for bastante &amp; Kumo Grossa for bastante &amp; Preço longe kinju for perto &amp; (Lateralizacao for bastante | Pullback for nao) então comprado será baixo. </text:span></text:p>
                  <text:p text:style-name="P35"/>
                </text:list-item>
              </text:list>
            </text:list-item>
          </text:list>
        </text:list-item>
      </text:list>
      <text:p text:style-name="P9"/>
      <text:p text:style-name="P11">(tipo, se o estiver baixo para comprado tem possibilidade que esteja alto ou mediano para aguardar ou alto para vendido)</text:p>
      <text:p text:style-name="P11">(Será que tem como simplificar essas regras? )</text:p>
      <text:p text:style-name="P11">(se esttiver baixo para vendido é provavel que estara medio ou alto para lateralizado ou alto para comprado)</text:p>
      <text:p text:style-name="P11">(sera que da pra usar só baixo e alto?)</text:p>
      <text:p text:style-name="P11"/>
      <text:list xml:id="list150829167244068" text:continue-numbering="true" text:style-name="L1">
        <text:list-item>
          <text:list>
            <text:list-item>
              <text:list>
                <text:list-item>
                  <text:p text:style-name="P32">Se o <text:span text:style-name="T16">Preço x Nuvem for dentro &amp; Senkou B futura reta for bastante &amp; Kumo Grossa for bastante &amp; Preço longe kinju for dentro &amp; Lateralizacao for bastante &amp; Pullback for nao então aguardar será alto. </text:span></text:p>
                </text:list-item>
                <text:list-item>
                  <text:p text:style-name="P32">Se o <text:span text:style-name="T19">(Preço x Nuvem for dentro | Senkou B futura reta for mediano) &amp; Kumo Grossa for mediana &amp; Preço longe kinju for longe &amp; Lateralizacao for bastante &amp; Pullback for nao então aguardar será medio. </text:span></text:p>
                </text:list-item>
                <text:list-item>
                  <text:p text:style-name="P32">Se o <text:span text:style-name="T19">Preço x Nuvem for longe| Senkou B futura reta for bastante &amp; Kumo Grossa for bastante &amp; Preço longe kinju for perto &amp; Lateralizacao for mediano &amp; Pullback for nao então aguardar será baixo. </text:span></text:p>
                </text:list-item>
              </text:list>
            </text:list-item>
          </text:list>
        </text:list-item>
      </text:list>
      <text:p text:style-name="P10"/>
      <text:list xml:id="list150828617987175" text:continue-numbering="true" text:style-name="L1">
        <text:list-item>
          <text:list>
            <text:list-item>
              <text:list>
                <text:list-item>
                  <text:p text:style-name="P33">Se o <text:span text:style-name="T16">Preço x Nuvem for perto &amp; Senkou B futura reta for bastante &amp; Preço longe kinju for dentro &amp; Lateralizacao for bastante &amp; Pullback for nao então aguardar será alto. </text:span></text:p>
                </text:list-item>
                <text:list-item>
                  <text:p text:style-name="P33">Se o <text:span text:style-name="T19">(Preço x Nuvem for dentro | Senkou B futura reta for mediano) &amp; Kumo Grossa for mediana &amp; Preço longe kinju for longe &amp; Lateralizacao for bastante &amp; Pullback for nao então aguardar será medio. </text:span></text:p>
                </text:list-item>
                <text:list-item>
                  <text:p text:style-name="P33">Se o <text:span text:style-name="T19">Preço x Nuvem for longe| Senkou B futura reta for bastante &amp; Kumo Grossa for bastante &amp; Preço longe kinju for perto &amp; Lateralizacao for mediano &amp; Pullback for nao então aguardar será baixo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9:13:01.059908985</meta:creation-date>
    <meta:editing-duration>PT3H44M30S</meta:editing-duration>
    <meta:editing-cycles>22</meta:editing-cycles>
    <meta:generator>LibreOffice/6.0.7.3$Linux_X86_64 LibreOffice_project/00m0$Build-3</meta:generator>
    <dc:date>2019-11-02T15:08:26.446075346</dc:date>
    <meta:document-statistic meta:table-count="0" meta:image-count="0" meta:object-count="0" meta:page-count="2" meta:paragraph-count="55" meta:word-count="727" meta:character-count="3638" meta:non-whitespace-character-count="2982"/>
  </office:meta>
</office:document-meta>
</file>